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_vente</text:p>
          </table:table-cell>
          <table:table-cell table:style-name="ce1" office:value-type="string" calcext:value-type="string">
            <text:p>Id_temps</text:p>
          </table:table-cell>
          <table:table-cell table:style-name="ce1" office:value-type="string" calcext:value-type="string">
            <text:p>Id_produit</text:p>
          </table:table-cell>
          <table:table-cell table:style-name="ce1" office:value-type="string" calcext:value-type="string">
            <text:p>Id_client</text:p>
          </table:table-cell>
          <table:table-cell table:style-name="ce1" office:value-type="string" calcext:value-type="string">
            <text:p>QteVendue</text:p>
          </table:table-cell>
          <table:table-cell table:style-name="ce1" office:value-type="string" calcext:value-type="string">
            <text:p>MontantVente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100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9462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C-300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5798.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C-5000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328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200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7140.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C-4000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3217.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C-600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3017.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1000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12297.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C-300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9265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C-7000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2028.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800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7934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C-900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7248.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C-200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953.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100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9462.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C-300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3898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C-4000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4290.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600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5553.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C-500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5029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C-990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660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1000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3967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C-200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2899.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8000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6347.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C-700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145.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100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1901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C-300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9265.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200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9462.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C-900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5798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100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3834.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C-300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8531.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1000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5868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C-2000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8698.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100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9462.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C-200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7140.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C-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10.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C-9900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C-700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C-40000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580.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C-800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-955.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C-600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999999.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C-50000</text:p>
          </table:table-cell>
          <table:table-cell office:value-type="string" calcext:value-type="string">
            <text:p>9999.00</text:p>
          </table:table-cell>
          <table:table-cell office:value-type="string" calcext:value-type="string">
            <text:p>829917.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C-3000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C-60000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C-800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290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58:20.604413400</meta:creation-date>
    <dc:date>2026-03-09T13:59:49.371450200</dc:date>
    <meta:editing-duration>PT1M28S</meta:editing-duration>
    <meta:editing-cycles>1</meta:editing-cycles>
    <meta:document-statistic meta:table-count="1" meta:cell-count="258" meta:object-count="0"/>
    <meta:generator>LibreOffice/26.2.0.3$Windows_X86_64 LibreOffice_project/620$Build-3</meta:generator>
  </office:meta>
</office:document-meta>
</file>